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167221475251652540" text:style-name="L1">
        <text:list-item>
          <text:p text:style-name="P1">explications prof</text:p>
          <text:list>
            <text:list-item>
              <text:p text:style-name="P1">séparer un jour endurance un jour puissance</text:p>
            </text:list-item>
            <text:list-item>
              <text:p text:style-name="P1">méthodologie</text:p>
              <text:list>
                <text:list-item>
                  <text:p text:style-name="P1">endurence (fonte de graisse par la même occasion)</text:p>
                  <text:list>
                    <text:list-item>
                      <text:p text:style-name="P1">sélectionner un groupe conséquent de mouvements (par ex 5)</text:p>
                    </text:list-item>
                    <text:list-item>
                      <text:p text:style-name="P1">tourner sur ces mouvements en cycle non stop sans pause pendant longtemps</text:p>
                    </text:list-item>
                    <text:list-item>
                      <text:p text:style-name="P1">prendre environ 50% du poids max</text:p>
                    </text:list-item>
                    <text:list-item>
                      <text:p text:style-name="P1">faire des mouvements très lents</text:p>
                    </text:list-item>
                    <text:list-item>
                      <text:p text:style-name="P1">en faire énormément a chaque série (une trentaine au moins je crois)</text:p>
                    </text:list-item>
                  </text:list>
                </text:list-item>
                <text:list-item>
                  <text:p text:style-name="P1">puissance (prise de muscle par la même occasion)</text:p>
                  <text:list>
                    <text:list-item>
                      <text:p text:style-name="P1">travailler muscles 2 par 2</text:p>
                    </text:list-item>
                    <text:list-item>
                      <text:p text:style-name="P1">tourner de l'un à l'autre pendant un moment</text:p>
                    </text:list-item>
                    <text:list-item>
                      <text:p text:style-name="P1">changer de duo et ainsi de suite</text:p>
                    </text:list-item>
                    <text:list-item>
                      <text:p text:style-name="P1">prendre poids très lourd tel qu'on puisse pas dépasser les 5 mouvements</text:p>
                    </text:list-item>
                    <text:list-item>
                      <text:p text:style-name="P1">faire mouvement sec et rapide puis relacher lentement</text:p>
                    </text:list-item>
                    <text:list-item>
                      <text:p text:style-name="P1">puis baisser poids et faire mouvements très rapide et secs</text:p>
                    </text:list-item>
                  </text:list>
                </text:list-item>
              </text:list>
            </text:list-item>
            <text:list-item>
              <text:p text:style-name="P1">changements d'apparence désirés</text:p>
              <text:list>
                <text:list-item>
                  <text:p text:style-name="P1">parties à sécher</text:p>
                  <text:list>
                    <text:list-item>
                      <text:p text:style-name="P1">fessiers</text:p>
                    </text:list-item>
                    <text:list-item>
                      <text:p text:style-name="P1">abdos</text:p>
                    </text:list-item>
                    <text:list-item>
                      <text:p text:style-name="P1">cotés</text:p>
                    </text:list-item>
                    <text:list-item>
                      <text:p text:style-name="P1">jambes</text:p>
                    </text:list-item>
                  </text:list>
                </text:list-item>
                <text:list-item>
                  <text:p text:style-name="P1">parties à muscler</text:p>
                  <text:list>
                    <text:list-item>
                      <text:p text:style-name="P1">abdos</text:p>
                    </text:list-item>
                    <text:list-item>
                      <text:p text:style-name="P1">obliques</text:p>
                    </text:list-item>
                    <text:list-item>
                      <text:p text:style-name="P1">fessiers (sécher d'abord)</text:p>
                    </text:list-item>
                    <text:list-item>
                      <text:p text:style-name="P1">jambes</text:p>
                    </text:list-item>
                  </text:list>
                </text:list-item>
              </text:list>
            </text:list-item>
            <text:list-item>
              <text:p text:style-name="P1">changements de performances souhaités</text:p>
              <text:list>
                <text:list-item>
                  <text:p text:style-name="P1">à rendre plus puissant</text:p>
                  <text:list>
                    <text:list-item>
                      <text:p text:style-name="P1">pecs</text:p>
                    </text:list-item>
                    <text:list-item>
                      <text:p text:style-name="P1">triceps</text:p>
                    </text:list-item>
                  </text:list>
                </text:list-item>
                <text:list-item>
                  <text:p text:style-name="P1">à rendre plus endurants</text:p>
                  <text:list>
                    <text:list-item>
                      <text:p text:style-name="P1">jambes</text:p>
                    </text:list-item>
                    <text:list-item>
                      <text:p text:style-name="P1">abdos</text:p>
                    </text:list-item>
                    <text:list-item>
                      <text:p text:style-name="P1">fessiers</text:p>
                    </text:list-item>
                    <text:list-item>
                      <text:p text:style-name="P1">dorsaux</text:p>
                    </text:list-item>
                  </text:list>
                </text:list-item>
              </text:list>
            </text:list-item>
            <text:list-item>
              <text:p text:style-name="P1">exercices sélectionnés</text:p>
              <text:list>
                <text:list-item>
                  <text:p text:style-name="P1">puissance</text:p>
                  <text:list>
                    <text:list-item>
                      <text:p text:style-name="P1">développé couché</text:p>
                    </text:list-item>
                    <text:list-item>
                      <text:p text:style-name="P1">abdos machine</text:p>
                    </text:list-item>
                    <text:list-item>
                      <text:p text:style-name="P1">rameur coudes levés</text:p>
                    </text:list-item>
                    <text:list-item>
                      <text:p text:style-name="P1">presse</text:p>
                    </text:list-item>
                    <text:list-item>
                      <text:p text:style-name="P1">tractions</text:p>
                    </text:list-item>
                    <text:list-item>
                      <text:p text:style-name="P1">mollets</text:p>
                    </text:list-item>
                    <text:list-item>
                      <text:p text:style-name="P1">développé incliné</text:p>
                    </text:list-item>
                    <text:list-item>
                      <text:p text:style-name="P1">obliques coudes genous</text:p>
                    </text:list-item>
                    <text:list-item>
                      <text:p text:style-name="P1">rameur coudes bas</text:p>
                    </text:list-item>
                    <text:list-item>
                      <text:p text:style-name="P1">abdos pendu lever les jambes</text:p>
                    </text:list-item>
                    <text:list-item>
                      <text:p text:style-name="P1">triceps</text:p>
                    </text:list-item>
                    <text:list-item>
                      <text:p text:style-name="P1"><text:soft-page-break/>lombaires</text:p>
                    </text:list-item>
                    <text:list-item>
                      <text:p text:style-name="P1">machine pecs mouvement comme crochet</text:p>
                    </text:list-item>
                    <text:list-item>
                      <text:p text:style-name="P1">machine quadriceps</text:p>
                    </text:list-item>
                    <text:list-item>
                      <text:p text:style-name="P1">biceps</text:p>
                    </text:list-item>
                    <text:list-item>
                      <text:p text:style-name="P1">développé verticale (épaules)</text:p>
                    </text:list-item>
                  </text:list>
                </text:list-item>
                <text:list-item>
                  <text:p text:style-name="P1">endurance</text:p>
                  <text:list>
                    <text:list-item>
                      <text:p text:style-name="P1">une heure de jogging *</text:p>
                    </text:list-item>
                    <text:list-item>
                      <text:p text:style-name="P1">rameur coudes levés</text:p>
                    </text:list-item>
                    <text:list-item>
                      <text:p text:style-name="P1">lombaires</text:p>
                    </text:list-item>
                    <text:list-item>
                      <text:p text:style-name="P1">gainage cotés *</text:p>
                    </text:list-item>
                    <text:list-item>
                      <text:p text:style-name="P1">gainage abdos *</text:p>
                    </text:list-item>
                    <text:list-item>
                      <text:p text:style-name="P1">abdos lève homoplates genous haut</text:p>
                    </text:list-item>
                    <text:list-item>
                      <text:p text:style-name="P1">biceps</text:p>
                    </text:list-item>
                    <text:list-item>
                      <text:p text:style-name="P1">développé verticale</text:p>
                    </text:list-item>
                    <text:list-item>
                      <text:p text:style-name="P1">fessiers</text:p>
                    </text:list-item>
                  </text:list>
                </text:list-item>
              </text:list>
            </text:list-item>
            <text:list-item>
              <text:p text:style-name="P1">planing</text:p>
              <text:list>
                <text:list-item>
                  <text:p text:style-name="P1">mercredi : jour puissance (3h20 – 25min/duo)</text:p>
                  <text:list>
                    <text:list-item>
                      <text:p text:style-name="P1">développé couché + abdos machine</text:p>
                    </text:list-item>
                    <text:list-item>
                      <text:p text:style-name="P1">rameur coudes levés + presse</text:p>
                    </text:list-item>
                    <text:list-item>
                      <text:p text:style-name="P1">tractions + mollets</text:p>
                    </text:list-item>
                    <text:list-item>
                      <text:p text:style-name="P1">développé incliné + obliques coudes genous</text:p>
                    </text:list-item>
                    <text:list-item>
                      <text:p text:style-name="P1">rameur coudes bas + abdos pendus lever jambes</text:p>
                    </text:list-item>
                    <text:list-item>
                      <text:p text:style-name="P1">triceps + lombaires</text:p>
                    </text:list-item>
                    <text:list-item>
                      <text:p text:style-name="P1">machine pecs mouvement comme crochet + machine quadriceps</text:p>
                    </text:list-item>
                    <text:list-item>
                      <text:p text:style-name="P1">biceps + développé verticale (épaules)</text:p>
                    </text:list-item>
                  </text:list>
                </text:list-item>
                <text:list-item>
                  <text:p text:style-name="P1">vendredi : jour endurance (3h)</text:p>
                  <text:list>
                    <text:list-item>
                      <text:p text:style-name="P1">1h jogging</text:p>
                    </text:list-item>
                    <text:list-item>
                      <text:p text:style-name="P1">1h groupe 1</text:p>
                      <text:list>
                        <text:list-item>
                          <text:p text:style-name="P1">rameur coudes levés</text:p>
                        </text:list-item>
                        <text:list-item>
                          <text:p text:style-name="P1">gainage abdos</text:p>
                        </text:list-item>
                        <text:list-item>
                          <text:p text:style-name="P1">fessiers</text:p>
                        </text:list-item>
                        <text:list-item>
                          <text:p text:style-name="P1">gainage côtés</text:p>
                        </text:list-item>
                        <text:list-item>
                          <text:p text:style-name="P1">abdos lève homoplates</text:p>
                        </text:list-item>
                      </text:list>
                    </text:list-item>
                    <text:list-item>
                      <text:p text:style-name="P1">1h groupe 2</text:p>
                      <text:list>
                        <text:list-item>
                          <text:p text:style-name="P1">lombaires</text:p>
                        </text:list-item>
                        <text:list-item>
                          <text:p text:style-name="P1">gainage abdos</text:p>
                        </text:list-item>
                        <text:list-item>
                          <text:p text:style-name="P1">développé verticale</text:p>
                        </text:list-item>
                        <text:list-item>
                          <text:p text:style-name="P1">gainage côtés</text:p>
                        </text:list-item>
                        <text:list-item>
                          <text:p text:style-name="P1">bicep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15T21:44:25</meta:creation-date>
    <dc:date>2014-10-15T23:19:46</dc:date>
    <dc:creator>yjfjyf jjku</dc:creator>
    <meta:editing-duration>PT1H35M21S</meta:editing-duration>
    <meta:editing-cycles>43</meta:editing-cycles>
    <meta:generator>OpenOffice/4.0.0$Unix OpenOffice.org_project/400m3$Build-9702</meta:generator>
    <meta:document-statistic meta:table-count="0" meta:image-count="0" meta:object-count="0" meta:page-count="2" meta:paragraph-count="88" meta:word-count="392" meta:character-count="2025"/>
  </office:meta>
</office:document-meta>
</file>